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21d06c"/>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21d06c"/>
    </style:style>
    <style:style style:name="P5" style:family="paragraph" style:parent-style-name="Standard">
      <style:text-properties fo:language="en" fo:country="US" officeooo:paragraph-rsid="001efbe9"/>
    </style:style>
    <style:style style:name="P6" style:family="paragraph" style:parent-style-name="Title">
      <style:text-properties fo:font-size="16pt" fo:language="en" fo:country="US" style:font-size-asian="16pt" style:font-size-complex="16pt"/>
    </style:style>
    <style:style style:name="P7" style:family="paragraph" style:parent-style-name="Subtitle">
      <style:text-properties fo:font-size="11pt" fo:language="en" fo:country="US" style:font-size-asian="11pt" style:font-size-complex="11pt"/>
    </style:style>
    <style:style style:name="P8" style:family="paragraph" style:parent-style-name="Subtitle">
      <style:text-properties fo:font-size="11pt" fo:language="en" fo:country="US" fo:font-style="italic" style:font-size-asian="11pt" style:font-style-asian="italic" style:font-size-complex="11pt" style:font-style-complex="italic"/>
    </style:style>
    <style:style style:name="P9" style:family="paragraph" style:parent-style-name="Subtitle">
      <style:text-properties fo:language="en" fo:country="US"/>
    </style:style>
    <style:style style:name="P10" style:family="paragraph" style:parent-style-name="Subtitle">
      <style:text-properties fo:font-size="12pt" fo:language="en" fo:country="US" style:font-size-asian="12pt" style:font-size-complex="12pt"/>
    </style:style>
    <style:style style:name="P11" style:family="paragraph" style:parent-style-name="Subtitle">
      <style:text-properties style:text-position="super 58%" fo:font-size="11pt" fo:language="en" fo:country="US" fo:font-style="italic" style:font-size-asian="11pt" style:font-style-asian="italic" style:font-size-complex="11pt" style:font-style-complex="italic"/>
    </style:style>
    <style:style style:name="P12" style:family="paragraph" style:parent-style-name="Standard">
      <style:text-properties fo:language="en" fo:country="US"/>
    </style:style>
    <style:style style:name="P13" style:family="paragraph" style:parent-style-name="Standard">
      <style:text-properties fo:language="en" fo:country="US" officeooo:paragraph-rsid="0021d06c"/>
    </style:style>
    <style:style style:name="P14" style:family="paragraph" style:parent-style-name="Standard">
      <style:text-properties fo:language="en" fo:country="US" officeooo:rsid="0023052e" officeooo:paragraph-rsid="0023052e"/>
    </style:style>
    <style:style style:name="T1" style:family="text">
      <style:text-properties officeooo:rsid="001efbe9"/>
    </style:style>
    <style:style style:name="T2" style:family="text">
      <style:text-properties officeooo:rsid="001efbe9"/>
    </style:style>
    <style:style style:name="T3" style:family="text">
      <style:text-properties style:text-position="super 58%"/>
    </style:style>
    <style:style style:name="T4" style:family="text">
      <style:text-properties style:text-position="super 58%" fo:font-size="12pt" style:font-size-asian="12pt" style:font-size-complex="12pt"/>
    </style:style>
    <style:style style:name="T5" style:family="text">
      <style:text-properties style:text-position="super 58%"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tyle="italic" style:font-style-asian="italic" style:font-style-complex="italic"/>
    </style:style>
    <style:style style:name="T8" style:family="text">
      <style:text-properties officeooo:rsid="001a8e25"/>
    </style:style>
    <style:style style:name="T9" style:family="text">
      <style:text-properties officeooo:rsid="0020acc2"/>
    </style:style>
    <style:style style:name="T10" style:family="text">
      <style:text-properties officeooo:rsid="0021e658"/>
    </style:style>
    <style:style style:name="T11" style:family="text">
      <style:text-properties officeooo:rsid="00275e32"/>
    </style:style>
    <style:style style:name="T12" style:family="text">
      <style:text-properties officeooo:rsid="00282fc6"/>
    </style:style>
  </office:automatic-styles>
  <office:body>
    <office:text>
      <office:forms form:automatic-focus="false" form:apply-design-mode="false"/>
      <text:tracked-changes>
        <text:changed-region xml:id="ct47354208" text:id="ct47354208">
          <text:deletion>
            <office:change-info>
              <dc:creator>Unknown Author</dc:creator>
              <dc:date>2016-07-07T14:38:00</dc:date>
            </office:change-info>
            <text:p text:style-name="P1">While the <text:s/>software industry increasing is focused on time to market. </text:p>
            <text:p text:style-name="P1"/>
            <text:p text:style-name="P1"/>
          </text:deletion>
        </text:changed-region>
        <text:changed-region xml:id="ct63720000" text:id="ct63720000">
          <text:deletion>
            <office:change-info>
              <dc:creator>Unknown Author</dc:creator>
              <dc:date>2016-07-07T15:21:00</dc:date>
            </office:change-info>
            <text:p text:style-name="P1">he</text:p>
          </text:deletion>
        </text:changed-region>
        <text:changed-region xml:id="ct50904336" text:id="ct50904336">
          <text:insertion>
            <office:change-info>
              <dc:creator>Unknown Author</dc:creator>
              <dc:date>2016-07-07T15:21:00</dc:date>
            </office:change-info>
          </text:insertion>
        </text:changed-region>
        <text:changed-region xml:id="ct47360064" text:id="ct47360064">
          <text:insertion>
            <office:change-info>
              <dc:creator>Unknown Author</dc:creator>
              <dc:date>2016-07-07T14:27:00</dc:date>
            </office:change-info>
          </text:insertion>
        </text:changed-region>
        <text:changed-region xml:id="ct47360288" text:id="ct47360288">
          <text:deletion>
            <office:change-info>
              <dc:creator>Unknown Author</dc:creator>
              <dc:date>2016-07-07T14:27:00</dc:date>
            </office:change-info>
            <text:p text:style-name="P1"><text:span text:style-name="T1">I</text:span></text:p>
          </text:deletion>
        </text:changed-region>
        <text:changed-region xml:id="ct47360816" text:id="ct47360816">
          <text:insertion>
            <office:change-info>
              <dc:creator>Unknown Author</dc:creator>
              <dc:date>2016-07-07T14:27:00</dc:date>
            </office:change-info>
          </text:insertion>
        </text:changed-region>
        <text:changed-region xml:id="ct47361040" text:id="ct47361040">
          <text:deletion>
            <office:change-info>
              <dc:creator>Unknown Author</dc:creator>
              <dc:date>2016-07-07T14:27:00</dc:date>
            </office:change-info>
            <text:p text:style-name="P1"><text:s/>i</text:p>
          </text:deletion>
        </text:changed-region>
        <text:changed-region xml:id="ct71411776" text:id="ct71411776">
          <text:deletion>
            <office:change-info>
              <dc:creator>Unknown Author</dc:creator>
              <dc:date>2016-07-07T15:54:00</dc:date>
            </office:change-info>
            <text:p text:style-name="P1">Traditional simulation approaches</text:p>
          </text:deletion>
        </text:changed-region>
        <text:changed-region xml:id="ct47360512" text:id="ct47360512">
          <text:deletion>
            <office:change-info>
              <dc:creator>Unknown Author</dc:creator>
              <dc:date>2016-07-07T14:27:00</dc:date>
            </office:change-info>
            <text:p text:style-name="P1">,</text:p>
          </text:deletion>
        </text:changed-region>
        <text:changed-region xml:id="ct64772480" text:id="ct64772480">
          <text:deletion>
            <office:change-info>
              <dc:creator>Unknown Author</dc:creator>
              <dc:date>2016-07-07T15:54:00</dc:date>
            </office:change-info>
            <text:p text:style-name="P1"><text:s/>often result in superficial devices, </text:p>
          </text:deletion>
        </text:changed-region>
        <text:changed-region xml:id="ct47364384" text:id="ct47364384">
          <text:deletion>
            <office:change-info>
              <dc:creator>Unknown Author</dc:creator>
              <dc:date>2016-07-07T14:28:00</dc:date>
            </office:change-info>
            <text:p text:style-name="P1">that </text:p>
          </text:deletion>
        </text:changed-region>
        <text:changed-region xml:id="ct81466144" text:id="ct81466144">
          <text:deletion>
            <office:change-info>
              <dc:creator>Unknown Author</dc:creator>
              <dc:date>2016-07-07T15:54:00</dc:date>
            </office:change-info>
            <text:p text:style-name="P1">cannot be made to behave like their real equivalent. </text:p>
            <text:p text:style-name="P1"/>
            <text:p text:style-name="P1"/>
          </text:deletion>
        </text:changed-region>
        <text:changed-region xml:id="ct47364608" text:id="ct47364608">
          <text:insertion>
            <office:change-info>
              <dc:creator>Unknown Author</dc:creator>
              <dc:date>2016-07-07T14:28:00</dc:date>
            </office:change-info>
          </text:insertion>
        </text:changed-region>
        <text:changed-region xml:id="ct71783792" text:id="ct71783792">
          <text:deletion>
            <office:change-info>
              <dc:creator>Unknown Author</dc:creator>
              <dc:date>2016-07-07T15:54:00</dc:date>
            </office:change-info>
            <text:p text:style-name="P1">far </text:p>
          </text:deletion>
        </text:changed-region>
        <text:changed-region xml:id="ct71847920" text:id="ct71847920">
          <text:deletion>
            <office:change-info>
              <dc:creator>Unknown Author</dc:creator>
              <dc:date>2016-07-07T16:04:00</dc:date>
            </office:change-info>
            <text:p text:style-name="P1">more</text:p>
          </text:deletion>
        </text:changed-region>
        <text:changed-region xml:id="ct71032976" text:id="ct71032976">
          <text:insertion>
            <office:change-info>
              <dc:creator>Unknown Author</dc:creator>
              <dc:date>2016-07-07T16:04:00</dc:date>
            </office:change-info>
          </text:insertion>
        </text:changed-region>
        <text:changed-region xml:id="ct64063424" text:id="ct64063424">
          <text:deletion>
            <office:change-info>
              <dc:creator>Unknown Author</dc:creator>
              <dc:date>2016-07-07T16:04:00</dc:date>
            </office:change-info>
            <text:p text:style-name="P1">than ad hoc simulators</text:p>
          </text:deletion>
        </text:changed-region>
        <text:changed-region xml:id="ct64063648" text:id="ct64063648">
          <text:insertion>
            <office:change-info>
              <dc:creator>Unknown Author</dc:creator>
              <dc:date>2016-07-07T16:04:00</dc:date>
            </office:change-info>
          </text:insertion>
        </text:changed-region>
        <text:changed-region xml:id="ct46849680" text:id="ct46849680">
          <text:insertion>
            <office:change-info>
              <dc:creator>Unknown Author</dc:creator>
              <dc:date>2016-07-07T14:28:00</dc:date>
            </office:change-info>
          </text:insertion>
        </text:changed-region>
        <text:changed-region xml:id="ct46538032" text:id="ct46538032">
          <text:insertion>
            <office:change-info>
              <dc:creator>Unknown Author</dc:creator>
              <dc:date>2016-07-07T14:29:00</dc:date>
            </office:change-info>
          </text:insertion>
        </text:changed-region>
        <text:changed-region xml:id="ct46538352" text:id="ct46538352">
          <text:deletion>
            <office:change-info>
              <dc:creator>Unknown Author</dc:creator>
              <dc:date>2016-07-07T14:29:00</dc:date>
            </office:change-info>
            <text:p text:style-name="P2"><text:span text:style-name="T1"><text:s/>the simulator to act as its own IOC, or connect to an existing controller the same way a real device would</text:span></text:p>
          </text:deletion>
        </text:changed-region>
        <text:changed-region xml:id="ct46540368" text:id="ct46540368">
          <text:insertion>
            <office:change-info>
              <dc:creator>Unknown Author</dc:creator>
              <dc:date>2016-07-07T14:48:00</dc:date>
            </office:change-info>
          </text:insertion>
        </text:changed-region>
        <text:changed-region xml:id="ct46541632" text:id="ct46541632">
          <text:insertion>
            <office:change-info>
              <dc:creator>Unknown Author</dc:creator>
              <dc:date>2016-07-07T14:49:00</dc:date>
            </office:change-info>
          </text:insertion>
        </text:changed-region>
        <text:changed-region xml:id="ct46541264" text:id="ct46541264">
          <text:insertion>
            <office:change-info>
              <dc:creator>Unknown Author</dc:creator>
              <dc:date>2016-07-07T14:37:00</dc:date>
            </office:change-info>
          </text:insertion>
        </text:changed-region>
        <text:changed-region xml:id="ct70814752" text:id="ct70814752">
          <text:deletion>
            <office:change-info>
              <dc:creator>Unknown Author</dc:creator>
              <dc:date>2016-07-07T15:47:00</dc:date>
            </office:change-info>
            <text:p text:style-name="P1">Since device behaviour will be captured in detail, i</text:p>
          </text:deletion>
        </text:changed-region>
        <text:changed-region xml:id="ct71774960" text:id="ct71774960">
          <text:insertion>
            <office:change-info>
              <dc:creator>Unknown Author</dc:creator>
              <dc:date>2016-07-07T15:47:00</dc:date>
            </office:change-info>
          </text:insertion>
        </text:changed-region>
        <text:changed-region xml:id="ct46544256" text:id="ct46544256">
          <text:insertion>
            <office:change-info>
              <dc:creator>Unknown Author</dc:creator>
              <dc:date>2016-07-07T14:37:00</dc:date>
            </office:change-info>
          </text:insertion>
        </text:changed-region>
        <text:changed-region xml:id="ct46547392" text:id="ct46547392">
          <text:insertion>
            <office:change-info>
              <dc:creator>Unknown Author</dc:creator>
              <dc:date>2016-07-07T14:30:00</dc:date>
            </office:change-info>
          </text:insertion>
        </text:changed-region>
        <text:changed-region xml:id="ct46548800" text:id="ct46548800">
          <text:insertion>
            <office:change-info>
              <dc:creator>Unknown Author</dc:creator>
              <dc:date>2016-07-07T14:37:00</dc:date>
            </office:change-info>
          </text:insertion>
        </text:changed-region>
        <text:changed-region xml:id="ct46549936" text:id="ct46549936">
          <text:insertion>
            <office:change-info>
              <dc:creator>Unknown Author</dc:creator>
              <dc:date>2016-07-07T14:30:00</dc:date>
            </office:change-info>
          </text:insertion>
        </text:changed-region>
        <text:changed-region xml:id="ct46548496" text:id="ct46548496">
          <text:deletion>
            <office:change-info>
              <dc:creator>Unknown Author</dc:creator>
              <dc:date>2016-07-07T14:30: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kton: Stateful Device Simulation Framework</text:p>
      <text:p text:style-name="P10"/>
      <text:p text:style-name="P9"><text:span text:style-name="T6">Michael Wedel</text:span><text:span text:style-name="T4">1</text:span><text:span text:style-name="T6">, Michael Hart</text:span><text:span text:style-name="T4">2</text:span></text:p>
      <text:p text:style-name="P11"/>
      <text:p text:style-name="P7"><text:span text:style-name="T5">1</text:span><text:span text:style-name="T7">European Spallation Source, Lund, Sweden</text:span></text:p>
      <text:p text:style-name="P8"><text:span text:style-name="T3">2</text:span>STFC Rutherford Appleton Laboratory, Oxfordshire, UK</text:p>
      <text:p text:style-name="P1"/>
      <text:p text:style-name="P1"><text:change text:change-id="ct47354208"/>User-facing instrument control software will be a critical component to the operation of the European Spallation Source (ESS) under construction in Sweden. The control software must be robust, proven, and well tested for day-one operations. A sequential approach to development, whereby the target hardware is procured, installed and made operational prior to the development of the control software will undoubtably result in late delivery and schedule blockages further down the line. To avoid a schedule conflict, the control software must be developed in parallel to the target hardware and drivers. Furthermore, deep testing of the control software will involve driving the hardware to its limits, such that critical error handling mechanisms can be exercised. For expensive hardware, testing of this form would be undesirable, even if the target devices <text:change text:change-id="ct63720000"/><text:change-start text:change-id="ct50904336"/><text:span text:style-name="T10">a</text:span><text:change-end text:change-id="ct50904336"/>re available. The distributed nature of the software team, also presents a challenge, given that full replicas of all hardware will not be made available at all development locations.</text:p>
      <text:p text:style-name="P14"/>
      <text:p text:style-name="P1">Given these challenges, <text:change-start text:change-id="ct47360064"/><text:span text:style-name="T1">i</text:span><text:change-end text:change-id="ct47360064"/><text:change text:change-id="ct47360288"/>n order to progress development of control software for the ESS<text:change-start text:change-id="ct47360816"/>,<text:change-end text:change-id="ct47360816"/><text:change text:change-id="ct47361040"/> a way to simulate devices and controllers <text:s/>is required. </text:p>
      <text:p text:style-name="P1"/>
      <text:p text:style-name="P1"><text:change text:change-id="ct71411776"/><text:change text:change-id="ct47360512"/><text:change text:change-id="ct64772480"/><text:change text:change-id="ct47364384"/><text:change text:change-id="ct81466144"/>To enable simulating complex behaviour of many devices using a standardised approach, we<text:change-start text:change-id="ct47364608"/> <text:span text:style-name="T1">have</text:span><text:change-end text:change-id="ct47364608"/> developed a stateful, statemachine-based device simulation framework. This ensures that common functionality is implemented once and thoroughly tested, encourages simulators to follow a common design, and allows capturing device behaviour in <text:change text:change-id="ct71783792"/><text:change text:change-id="ct71847920"/><text:change-start text:change-id="ct71032976"/><text:span text:style-name="T12">great</text:span><text:change-end text:change-id="ct71032976"/> detail <text:change text:change-id="ct64063424"/><text:change-start text:change-id="ct64063648"/><text:span text:style-name="T12">with relatively little development effort</text:span><text:change-end text:change-id="ct64063648"/><text:change-start text:change-id="ct46849680"/>.<text:change-end text:change-id="ct46849680"/></text:p>
      <text:p text:style-name="P1"/>
      <text:p text:style-name="P2">Python was chosen as a language for speed of development and accessibility, to allow users to easily extend functionality and add their own devices. Implementation of device behaviour was separated from communication protocol to allow<text:change-start text:change-id="ct46538032"/> <text:span text:style-name="T1">simulation both at the controller level via EPICS[1], and at the device level</text:span><text:change-end text:change-id="ct46538032"/><text:change text:change-id="ct46538352"/><text:change-start text:change-id="ct46540368"/><text:span text:style-name="T1"> using various </text:span><text:change-end text:change-id="ct46540368"/><text:change-start text:change-id="ct46541632"/><text:span text:style-name="T1">low-level protocols</text:span><text:change-end text:change-id="ct46541632"/>. Since many devices come in variations that feature identical baseline behaviour with a number of small differences, the framework provides the ability customise device behaviour without modifying its base implementation. Docker<text:change-start text:change-id="ct46541264"/><text:span text:style-name="T9">[2]</text:span><text:change-end text:change-id="ct46541264"/> images are provided for easy deployment and to simulate a network of devices on a single machine.</text:p>
      <text:p text:style-name="P1"/>
      <text:p text:style-name="P1">In addition to helping accelerate initial development of control software, in absence of hardware to test against, a library of simulators will likely be useful for automated unit and system tests as development progresses. <text:change text:change-id="ct70814752"/><text:change-start text:change-id="ct71774960"/><text:span text:style-name="T11">I</text:span><text:change-end text:change-id="ct71774960"/>t may also prove useful for validating user scripts by performing a simulated dry run in more detail that would otherwise be possible.</text:p>
      <text:p text:style-name="P1"/>
      <text:p text:style-name="P1">References:</text:p>
      <text:p text:style-name="P1"/>
      <text:p text:style-name="P5"><text:change-start text:change-id="ct46544256"/><text:span text:style-name="T9">[1] </text:span><text:change-end text:change-id="ct46544256"/>EPICS:<text:change-start text:change-id="ct46547392"/> <text:a xlink:type="simple" xlink:href="http://www.aps.anl.gov/epics/" text:style-name="Internet_20_link" text:visited-style-name="Visited_20_Internet_20_Link"><text:span text:style-name="T8">http://www.aps.anl.gov/epics/</text:span></text:a><text:change-end text:change-id="ct46547392"/></text:p>
      <text:p text:style-name="P5"><text:change-start text:change-id="ct46548800"/><text:span text:style-name="T9">[2] </text:span><text:change-end text:change-id="ct46548800"/>Docker:<text:change-start text:change-id="ct46549936"/> <text:a xlink:type="simple" xlink:href="https://www.docker.com/" text:style-name="Internet_20_link" text:visited-style-name="Visited_20_Internet_20_Link"><text:span text:style-name="T8">https://www.docker.com/</text:span></text:a><text:change-end text:change-id="ct46549936"/></text:p>
      <text:p text:style-name="P1"><text:change text:change-id="ct4654849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style:page-number="auto"/>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3:24:25.280752229</meta:creation-date>
    <dc:date>2016-07-07T16:04:59.857960790</dc:date>
    <meta:editing-duration>PT1H22M17S</meta:editing-duration>
    <meta:editing-cycles>11</meta:editing-cycles>
    <meta:generator>LibreOffice/5.1.4.2$Linux_X86_64 LibreOffice_project/10m0$Build-2</meta:generator>
    <meta:document-statistic meta:table-count="0" meta:image-count="0" meta:object-count="0" meta:page-count="1" meta:paragraph-count="12" meta:word-count="417" meta:character-count="2871" meta:non-whitespace-character-count="2464"/>
  </office:meta>
</office:document-meta>
</file>